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none" fo:padding-top="0.138cm" fo:padding-bottom="0.138cm" fo:padding-left="0.263cm" fo:padding-right="0.263cm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278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none" fo:min-height="5.278cm" fo:padding-top="0.102cm" fo:padding-bottom="0.102cm" fo:padding-left="0.102cm" fo:padding-right="0.102cm"/>
    </style:style>
    <style:style style:name="gr5" style:family="graphic" style:parent-style-name="standard">
      <style:graphic-properties draw:stroke="none" draw:fill="none" fo:min-height="0.458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none" fo:min-height="7.25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0.391cm" fo:padding-top="0.102cm" fo:padding-bottom="0.102cm" fo:padding-left="0.102cm" fo:padding-right="0.10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9900ff"/>
    </style:style>
    <style:style style:name="P3" style:family="paragraph">
      <style:text-properties fo:color="#9900ff"/>
    </style:style>
    <style:style style:name="T1" style:family="text">
      <style:text-properties fo:color="#0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" style:family="text">
      <style:text-properties fo:color="#000000" style:font-name="Courier New1" fo:font-size="8pt" style:font-name-asian="Courier New1" style:font-size-asian="8pt" style:font-name-complex="Courier New1" style:font-size-complex="8pt"/>
    </style:style>
    <style:style style:name="T3" style:family="text">
      <style:text-properties fo:color="#99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4" style:family="text">
      <style:text-properties fo:color="#9900ff" style:font-name="Courier New1" fo:font-size="8pt" style:font-name-asian="Courier New1" style:font-size-asian="8pt" style:font-name-complex="Courier New1" style:font-size-complex="8pt"/>
    </style:style>
    <style:style style:name="T5" style:family="text">
      <style:text-properties fo:color="#000000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style:style style:name="T6" style:family="text">
      <style:text-properties fo:color="#9900ff" style:font-name="Courier New1" fo:font-size="8pt" fo:font-weight="bold" style:font-name-asian="Courier New1" style:font-size-asian="8pt" style:font-weight-asian="bold" style:font-name-complex="Courier New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4cm" svg:height="6.013cm" svg:x="6.6cm" svg:y="20.587cm" svg:viewBox="0 0 4001 6014" draw:points="0,0 4001,0 4001,6014 0,6014">
            <text:p/>
          </draw:polygon>
          <draw:g>
            <draw:polygon draw:style-name="gr2" draw:layer="layout" svg:width="4cm" svg:height="0.518cm" svg:x="6.6cm" svg:y="20.582cm" svg:viewBox="0 0 4001 519" draw:points="0,0 4001,0 4001,519 0,519">
              <text:p/>
            </draw:polygon>
            <draw:frame draw:style-name="gr3" draw:layer="layout" svg:width="4cm" svg:height="0.595cm" svg:x="6.6cm" svg:y="20.618cm">
              <draw:text-box>
                <text:p text:style-name="P1"><text:span text:style-name="T1">DIPLOME </text:span></text:p>
              </draw:text-box>
            </draw:frame>
          </draw:g>
          <draw:g>
            <draw:polygon draw:style-name="gr2" draw:layer="layout" svg:width="4cm" svg:height="5.518cm" svg:x="6.6cm" svg:y="21.082cm" svg:viewBox="0 0 4001 5519" draw:points="0,0 4001,0 4001,5519 0,5519">
              <text:p/>
            </draw:polygon>
            <draw:frame draw:style-name="gr4" draw:layer="layout" svg:width="4cm" svg:height="5.482cm" svg:x="6.6cm" svg:y="21.118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2"/></text:p>
                <text:p text:style-name="P1"><text:span text:style-name="T2">FID_Niveau </text:span></text:p>
              </draw:text-box>
            </draw:frame>
          </draw:g>
        </draw:g>
        <draw:g>
          <draw:polygon draw:style-name="gr1" draw:layer="layout" svg:width="4cm" svg:height="6.013cm" svg:x="26.074cm" svg:y="8.187cm" svg:viewBox="0 0 4001 6014" draw:points="0,0 4001,0 4001,6014 0,6014">
            <text:p/>
          </draw:polygon>
          <draw:g>
            <draw:polygon draw:style-name="gr2" draw:layer="layout" svg:width="4cm" svg:height="0.518cm" svg:x="26.074cm" svg:y="8.182cm" svg:viewBox="0 0 4001 519" draw:points="0,0 4001,0 4001,519 0,519">
              <text:p/>
            </draw:polygon>
            <draw:frame draw:style-name="gr3" draw:layer="layout" svg:width="4cm" svg:height="0.595cm" svg:x="26.074cm" svg:y="8.218cm">
              <draw:text-box>
                <text:p text:style-name="P1"><text:span text:style-name="T1">FORMATION </text:span></text:p>
              </draw:text-box>
            </draw:frame>
          </draw:g>
          <draw:g>
            <draw:polygon draw:style-name="gr2" draw:layer="layout" svg:width="4cm" svg:height="5.518cm" svg:x="26.074cm" svg:y="8.682cm" svg:viewBox="0 0 4001 5519" draw:points="0,0 4001,0 4001,5519 0,5519">
              <text:p/>
            </draw:polygon>
            <draw:frame draw:style-name="gr4" draw:layer="layout" svg:width="4cm" svg:height="5.482cm" svg:x="26.074cm" svg:y="8.718cm">
              <draw:text-box>
                <text:p text:style-name="P1"><text:span text:style-name="T2">#ID </text:span></text:p>
                <text:p text:style-name="P1"><text:span text:style-name="T2">Titre </text:span></text:p>
                <text:p text:style-name="P1"><text:span text:style-name="T2">Objectif </text:span></text:p>
                <text:p text:style-name="P1"><text:span text:style-name="T2">Interne </text:span></text:p>
                <text:p text:style-name="P1"><text:span text:style-name="T2">Extern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6.743cm" svg:y="7.546cm" svg:viewBox="0 0 4001 6014" draw:points="0,0 4001,0 4001,6014 0,6014">
            <text:p/>
          </draw:polygon>
          <draw:g>
            <draw:polygon draw:style-name="gr2" draw:layer="layout" svg:width="4cm" svg:height="0.518cm" svg:x="6.743cm" svg:y="7.542cm" svg:viewBox="0 0 4001 519" draw:points="0,0 4001,0 4001,519 0,519">
              <text:p/>
            </draw:polygon>
            <draw:frame draw:style-name="gr3" draw:layer="layout" svg:width="4cm" svg:height="0.595cm" svg:x="6.743cm" svg:y="7.577cm">
              <draw:text-box>
                <text:p text:style-name="P1"><text:span text:style-name="T1">LANGUE </text:span></text:p>
              </draw:text-box>
            </draw:frame>
          </draw:g>
          <draw:g>
            <draw:polygon draw:style-name="gr2" draw:layer="layout" svg:width="4cm" svg:height="5.518cm" svg:x="6.743cm" svg:y="8.041cm" svg:viewBox="0 0 4001 5519" draw:points="0,0 4001,0 4001,5519 0,5519">
              <text:p/>
            </draw:polygon>
            <draw:frame draw:style-name="gr4" draw:layer="layout" svg:width="4cm" svg:height="5.482cm" svg:x="6.743cm" svg:y="8.077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26cm" svg:y="14.705cm" svg:viewBox="0 0 4001 6014" draw:points="0,0 4001,0 4001,6014 0,6014">
            <text:p/>
          </draw:polygon>
          <draw:g>
            <draw:polygon draw:style-name="gr2" draw:layer="layout" svg:width="4cm" svg:height="0.518cm" svg:x="26cm" svg:y="14.7cm" svg:viewBox="0 0 4001 519" draw:points="0,0 4001,0 4001,519 0,519">
              <text:p/>
            </draw:polygon>
            <draw:frame draw:style-name="gr3" draw:layer="layout" svg:width="4cm" svg:height="0.595cm" svg:x="26cm" svg:y="14.736cm">
              <draw:text-box>
                <text:p text:style-name="P1"><text:span text:style-name="T1">HABILIT</text:span><text:span text:style-name="T3">ATION </text:span></text:p>
              </draw:text-box>
            </draw:frame>
          </draw:g>
          <draw:g>
            <draw:polygon draw:style-name="gr2" draw:layer="layout" svg:width="4cm" svg:height="5.518cm" svg:x="26cm" svg:y="15.2cm" svg:viewBox="0 0 4001 5519" draw:points="0,0 4001,0 4001,5519 0,5519">
              <text:p/>
            </draw:polygon>
            <draw:frame draw:style-name="gr4" draw:layer="layout" svg:width="4cm" svg:height="5.482cm" svg:x="26cm" svg:y="15.236cm">
              <draw:text-box>
                <text:p text:style-name="P1"><text:span text:style-name="T2">#ID </text:span></text:p>
                <text:p text:style-name="P1"><text:span text:style-name="T2">Typ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6.8cm" svg:y="14.187cm" svg:viewBox="0 0 4001 6014" draw:points="0,0 4001,0 4001,6014 0,6014">
            <text:p/>
          </draw:polygon>
          <draw:g>
            <draw:polygon draw:style-name="gr2" draw:layer="layout" svg:width="4cm" svg:height="0.518cm" svg:x="6.8cm" svg:y="14.182cm" svg:viewBox="0 0 4001 519" draw:points="0,0 4001,0 4001,519 0,519">
              <text:p/>
            </draw:polygon>
            <draw:frame draw:style-name="gr3" draw:layer="layout" svg:width="4cm" svg:height="0.595cm" svg:x="6.8cm" svg:y="14.218cm">
              <draw:text-box>
                <text:p text:style-name="P1"><text:span text:style-name="T1">INAPTITUDE </text:span></text:p>
              </draw:text-box>
            </draw:frame>
          </draw:g>
          <draw:g>
            <draw:polygon draw:style-name="gr2" draw:layer="layout" svg:width="4cm" svg:height="5.518cm" svg:x="6.8cm" svg:y="14.682cm" svg:viewBox="0 0 4001 5519" draw:points="0,0 4001,0 4001,5519 0,5519">
              <text:p/>
            </draw:polygon>
            <draw:frame draw:style-name="gr4" draw:layer="layout" svg:width="4cm" svg:height="5.482cm" svg:x="6.8cm" svg:y="14.718cm">
              <draw:text-box>
                <text:p text:style-name="P1"><text:span text:style-name="T2">#ID </text:span></text:p>
                <text:p text:style-name="P1"><text:span text:style-name="T2">Descriptif </text:span></text:p>
              </draw:text-box>
            </draw:frame>
          </draw:g>
        </draw:g>
        <draw:g>
          <draw:polygon draw:style-name="gr1" draw:layer="layout" svg:width="4cm" svg:height="6.013cm" svg:x="30.4cm" svg:y="10.987cm" svg:viewBox="0 0 4001 6014" draw:points="0,0 4001,0 4001,6014 0,6014">
            <text:p/>
          </draw:polygon>
          <draw:g>
            <draw:polygon draw:style-name="gr2" draw:layer="layout" svg:width="4cm" svg:height="0.518cm" svg:x="30.4cm" svg:y="10.982cm" svg:viewBox="0 0 4001 519" draw:points="0,0 4001,0 4001,519 0,519">
              <text:p/>
            </draw:polygon>
            <draw:frame draw:style-name="gr3" draw:layer="layout" svg:width="4cm" svg:height="0.595cm" svg:x="30.4cm" svg:y="11.018cm">
              <draw:text-box>
                <text:p text:style-name="P1"><text:span text:style-name="T1">Organisme </text:span></text:p>
              </draw:text-box>
            </draw:frame>
          </draw:g>
          <draw:g>
            <draw:polygon draw:style-name="gr2" draw:layer="layout" svg:width="4cm" svg:height="5.518cm" svg:x="30.4cm" svg:y="11.482cm" svg:viewBox="0 0 4001 5519" draw:points="0,0 4001,0 4001,5519 0,5519">
              <text:p/>
            </draw:polygon>
            <draw:frame draw:style-name="gr4" draw:layer="layout" svg:width="4cm" svg:height="5.482cm" svg:x="30.4cm" svg:y="11.518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2">Telephone </text:span></text:p>
                <text:p text:style-name="P1"><text:span text:style-name="T2">Adress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12.1cm" svg:y="0.887cm" svg:viewBox="0 0 4001 6014" draw:points="0,0 4001,0 4001,6014 0,6014">
            <text:p/>
          </draw:polygon>
          <draw:g>
            <draw:polygon draw:style-name="gr2" draw:layer="layout" svg:width="4cm" svg:height="0.518cm" svg:x="12.1cm" svg:y="0.882cm" svg:viewBox="0 0 4001 519" draw:points="0,0 4001,0 4001,519 0,519">
              <text:p/>
            </draw:polygon>
            <draw:frame draw:style-name="gr3" draw:layer="layout" svg:width="4cm" svg:height="0.595cm" svg:x="12.1cm" svg:y="0.918cm">
              <draw:text-box>
                <text:p text:style-name="P1"><text:span text:style-name="T1">PERSONNE </text:span></text:p>
              </draw:text-box>
            </draw:frame>
          </draw:g>
          <draw:g>
            <draw:polygon draw:style-name="gr2" draw:layer="layout" svg:width="4cm" svg:height="5.518cm" svg:x="12.1cm" svg:y="1.382cm" svg:viewBox="0 0 4001 5519" draw:points="0,0 4001,0 4001,5519 0,5519">
              <text:p/>
            </draw:polygon>
            <draw:frame draw:style-name="gr4" draw:layer="layout" svg:width="4cm" svg:height="5.482cm" svg:x="12.1cm" svg:y="1.418cm">
              <draw:text-box>
                <text:p text:style-name="P1"><text:span text:style-name="T2">#ID </text:span></text:p>
                <text:p text:style-name="P1"><text:span text:style-name="T2">Nom </text:span></text:p>
                <text:p text:style-name="P1"><text:span text:style-name="T2">Prenom </text:span></text:p>
                <text:p text:style-name="P1"><text:span text:style-name="T2">NomRue </text:span></text:p>
                <text:p text:style-name="P1"><text:span text:style-name="T4">NumFixe</text:span></text:p>
                <text:p text:style-name="P1"><text:span text:style-name="T4">NumMobile</text:span><text:span text:style-name="T2"> </text:span></text:p>
                <text:p text:style-name="P1"><text:span text:style-name="T2">Ville </text:span></text:p>
                <text:p text:style-name="P1"><text:span text:style-name="T2">CodePostal </text:span></text:p>
                <text:p text:style-name="P1"><text:span text:style-name="T2">DateNaissance </text:span></text:p>
                <text:p text:style-name="P1"><text:span text:style-name="T2"/></text:p>
                <text:p text:style-name="P1"><text:span text:style-name="T4">FID_AltertSenior</text:span><text:span text:style-name="T2"> </text:span></text:p>
                <text:p text:style-name="P1"><text:span text:style-name="T2">FID_Genre </text:span></text:p>
                <text:p text:style-name="P1"><text:span text:style-name="T2">FID_Famill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30.5cm" svg:y="1.787cm" svg:viewBox="0 0 4001 6014" draw:points="0,0 4001,0 4001,6014 0,6014">
            <text:p/>
          </draw:polygon>
          <draw:g>
            <draw:polygon draw:style-name="gr2" draw:layer="layout" svg:width="4cm" svg:height="0.518cm" svg:x="30.5cm" svg:y="1.782cm" svg:viewBox="0 0 4001 519" draw:points="0,0 4001,0 4001,519 0,519">
              <text:p/>
            </draw:polygon>
            <draw:frame draw:style-name="gr3" draw:layer="layout" svg:width="4cm" svg:height="0.595cm" svg:x="30.5cm" svg:y="1.818cm">
              <draw:text-box>
                <text:p text:style-name="P1"><text:span text:style-name="T1">GENRE </text:span></text:p>
              </draw:text-box>
            </draw:frame>
          </draw:g>
          <draw:g>
            <draw:polygon draw:style-name="gr2" draw:layer="layout" svg:width="4cm" svg:height="5.518cm" svg:x="30.5cm" svg:y="2.282cm" svg:viewBox="0 0 4001 5519" draw:points="0,0 4001,0 4001,5519 0,5519">
              <text:p/>
            </draw:polygon>
            <draw:frame draw:style-name="gr4" draw:layer="layout" svg:width="4cm" svg:height="5.482cm" svg:x="30.5cm" svg:y="2.318cm">
              <draw:text-box>
                <text:p text:style-name="P1"><text:span text:style-name="T2">#ID </text:span></text:p>
                <text:p text:style-name="P1"><text:span text:style-name="T2">Libelle </text:span></text:p>
              </draw:text-box>
            </draw:frame>
          </draw:g>
        </draw:g>
        <draw:g>
          <draw:polygon draw:style-name="gr1" draw:layer="layout" svg:width="4cm" svg:height="6.013cm" svg:x="6.7cm" svg:y="0.887cm" svg:viewBox="0 0 4001 6014" draw:points="0,0 4001,0 4001,6014 0,6014">
            <text:p/>
          </draw:polygon>
          <draw:g>
            <draw:polygon draw:style-name="gr2" draw:layer="layout" svg:width="4cm" svg:height="0.518cm" svg:x="6.7cm" svg:y="0.882cm" svg:viewBox="0 0 4001 519" draw:points="0,0 4001,0 4001,519 0,519">
              <text:p/>
            </draw:polygon>
            <draw:frame draw:style-name="gr3" draw:layer="layout" svg:width="4cm" svg:height="0.595cm" svg:x="6.7cm" svg:y="0.918cm">
              <draw:text-box>
                <text:p text:style-name="P1"><text:span text:style-name="T1">FAMILLE </text:span></text:p>
              </draw:text-box>
            </draw:frame>
          </draw:g>
          <draw:g>
            <draw:polygon draw:style-name="gr2" draw:layer="layout" svg:width="4cm" svg:height="5.518cm" svg:x="6.7cm" svg:y="1.382cm" svg:viewBox="0 0 4001 5519" draw:points="0,0 4001,0 4001,5519 0,5519">
              <text:p/>
            </draw:polygon>
            <draw:frame draw:style-name="gr4" draw:layer="layout" svg:width="4cm" svg:height="5.482cm" svg:x="6.7cm" svg:y="1.418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26cm" svg:y="1.687cm" svg:viewBox="0 0 4001 6014" draw:points="0,0 4001,0 4001,6014 0,6014">
            <text:p/>
          </draw:polygon>
          <draw:g>
            <draw:polygon draw:style-name="gr2" draw:layer="layout" svg:width="4cm" svg:height="0.518cm" svg:x="26cm" svg:y="1.682cm" svg:viewBox="0 0 4001 519" draw:points="0,0 4001,0 4001,519 0,519">
              <text:p/>
            </draw:polygon>
            <draw:frame draw:style-name="gr3" draw:layer="layout" svg:width="4cm" svg:height="0.595cm" svg:x="26cm" svg:y="1.718cm">
              <draw:text-box>
                <text:p text:style-name="P1"><text:span text:style-name="T1">CV </text:span></text:p>
              </draw:text-box>
            </draw:frame>
          </draw:g>
          <draw:g>
            <draw:polygon draw:style-name="gr2" draw:layer="layout" svg:width="4cm" svg:height="5.518cm" svg:x="26cm" svg:y="2.182cm" svg:viewBox="0 0 4001 5519" draw:points="0,0 4001,0 4001,5519 0,5519">
              <text:p/>
            </draw:polygon>
            <draw:frame draw:style-name="gr4" draw:layer="layout" svg:width="4cm" svg:height="5.482cm" svg:x="26cm" svg:y="2.218cm">
              <draw:text-box>
                <text:p text:style-name="P1"><text:span text:style-name="T2">#ID</text:span></text:p>
                <text:p text:style-name="P1"><text:span text:style-name="T4">Nom du poste </text:span></text:p>
                <text:p text:style-name="P1"><text:span text:style-name="T2">DatDeb </text:span></text:p>
                <text:p text:style-name="P1"><text:span text:style-name="T2">DatFin </text:span></text:p>
                <text:p text:style-name="P1"><text:span text:style-name="T2">Entreprise </text:span></text:p>
                <text:p text:style-name="P1"><text:span text:style-name="T2"/></text:p>
                <text:p text:style-name="P1"><text:span text:style-name="T2">FID_Personne </text:span></text:p>
              </draw:text-box>
            </draw:frame>
          </draw:g>
        </draw:g>
        <draw:g>
          <draw:polygon draw:style-name="gr1" draw:layer="layout" svg:width="4cm" svg:height="6.013cm" svg:x="12.2cm" svg:y="20.787cm" svg:viewBox="0 0 4001 6014" draw:points="0,0 4001,0 4001,6014 0,6014">
            <text:p/>
          </draw:polygon>
          <draw:g>
            <draw:polygon draw:style-name="gr2" draw:layer="layout" svg:width="4cm" svg:height="0.518cm" svg:x="12.2cm" svg:y="20.782cm" svg:viewBox="0 0 4001 519" draw:points="0,0 4001,0 4001,519 0,519">
              <text:p/>
            </draw:polygon>
            <draw:frame draw:style-name="gr3" draw:layer="layout" svg:width="4cm" svg:height="0.527cm" svg:x="12.2cm" svg:y="20.818cm">
              <draw:text-box>
                <text:p text:style-name="P1"><text:span text:style-name="T5">Diplome_Personne </text:span></text:p>
              </draw:text-box>
            </draw:frame>
          </draw:g>
          <draw:g>
            <draw:polygon draw:style-name="gr2" draw:layer="layout" svg:width="4cm" svg:height="5.518cm" svg:x="12.2cm" svg:y="21.282cm" svg:viewBox="0 0 4001 5519" draw:points="0,0 4001,0 4001,5519 0,5519">
              <text:p/>
            </draw:polygon>
            <draw:frame draw:style-name="gr4" draw:layer="layout" svg:width="4cm" svg:height="5.482cm" svg:x="12.2cm" svg:y="21.318cm">
              <draw:text-box>
                <text:p text:style-name="P1"><text:span text:style-name="T2">#ID </text:span></text:p>
                <text:p text:style-name="P1"><text:span text:style-name="T2">DateObtenu </text:span></text:p>
                <text:p text:style-name="P1"><text:span text:style-name="T2"/></text:p>
                <text:p text:style-name="P1"><text:span text:style-name="T2">FID_Diplome </text:span></text:p>
                <text:p text:style-name="P1"><text:span text:style-name="T2">FID_Personne </text:span></text:p>
              </draw:text-box>
            </draw:frame>
          </draw:g>
        </draw:g>
        <draw:g>
          <draw:polygon draw:style-name="gr1" draw:layer="layout" svg:width="4cm" svg:height="6.013cm" svg:x="21cm" svg:y="8.161cm" svg:viewBox="0 0 4001 6014" draw:points="0,0 4001,0 4001,6014 0,6014">
            <text:p/>
          </draw:polygon>
          <draw:g>
            <draw:polygon draw:style-name="gr2" draw:layer="layout" svg:width="4cm" svg:height="0.518cm" svg:x="21cm" svg:y="8.156cm" svg:viewBox="0 0 4001 519" draw:points="0,0 4001,0 4001,519 0,519">
              <text:p/>
            </draw:polygon>
            <draw:frame draw:style-name="gr3" draw:layer="layout" svg:width="4cm" svg:height="0.527cm" svg:x="21cm" svg:y="8.192cm">
              <draw:text-box>
                <text:p text:style-name="P1"><text:span text:style-name="T5">Formation_Personne </text:span></text:p>
              </draw:text-box>
            </draw:frame>
          </draw:g>
          <draw:g>
            <draw:polygon draw:style-name="gr2" draw:layer="layout" svg:width="4cm" svg:height="5.518cm" svg:x="21cm" svg:y="8.657cm" svg:viewBox="0 0 4001 5519" draw:points="0,0 4001,0 4001,5519 0,5519">
              <text:p/>
            </draw:polygon>
            <draw:frame draw:style-name="gr4" draw:layer="layout" svg:width="4cm" svg:height="5.482cm" svg:x="21cm" svg:y="8.692cm">
              <draw:text-box>
                <text:p text:style-name="P1"><text:span text:style-name="T2">#ID </text:span></text:p>
                <text:p text:style-name="P1"><text:span text:style-name="T2">Annee </text:span></text:p>
                <text:p text:style-name="P1"><text:span text:style-name="T2">Contenu </text:span></text:p>
                <text:p text:style-name="P1"><text:span text:style-name="T2">Documentation </text:span></text:p>
                <text:p text:style-name="P1"><text:span text:style-name="T2">Formateur </text:span></text:p>
                <text:p text:style-name="P1"><text:span text:style-name="T2">AvisResponsable </text:span></text:p>
                <text:p text:style-name="P1"><text:span text:style-name="T2"/></text:p>
                <text:p text:style-name="P1"><text:span text:style-name="T2">FID_Formation </text:span></text:p>
                <text:p text:style-name="P1"><text:span text:style-name="T2">FID_Personne </text:span></text:p>
                <text:p text:style-name="P1"><text:span text:style-name="T2">FID_Organisme </text:span></text:p>
              </draw:text-box>
            </draw:frame>
          </draw:g>
        </draw:g>
        <draw:g>
          <draw:polygon draw:style-name="gr1" draw:layer="layout" svg:width="4cm" svg:height="6.013cm" svg:x="12.2cm" svg:y="7.587cm" svg:viewBox="0 0 4001 6014" draw:points="0,0 4001,0 4001,6014 0,6014">
            <text:p/>
          </draw:polygon>
          <draw:g>
            <draw:polygon draw:style-name="gr2" draw:layer="layout" svg:width="4cm" svg:height="0.518cm" svg:x="12.2cm" svg:y="7.582cm" svg:viewBox="0 0 4001 519" draw:points="0,0 4001,0 4001,519 0,519">
              <text:p/>
            </draw:polygon>
            <draw:frame draw:style-name="gr3" draw:layer="layout" svg:width="4cm" svg:height="0.527cm" svg:x="12.2cm" svg:y="7.618cm">
              <draw:text-box>
                <text:p text:style-name="P1"><text:span text:style-name="T5">Langue_Personne </text:span></text:p>
              </draw:text-box>
            </draw:frame>
          </draw:g>
          <draw:g>
            <draw:polygon draw:style-name="gr2" draw:layer="layout" svg:width="4cm" svg:height="5.518cm" svg:x="12.2cm" svg:y="8.082cm" svg:viewBox="0 0 4001 5519" draw:points="0,0 4001,0 4001,5519 0,5519">
              <text:p/>
            </draw:polygon>
            <draw:frame draw:style-name="gr4" draw:layer="layout" svg:width="4cm" svg:height="5.482cm" svg:x="12.2cm" svg:y="8.118cm">
              <draw:text-box>
                <text:p text:style-name="P1"><text:span text:style-name="T2">#ID </text:span></text:p>
                <text:p text:style-name="P1"><text:span text:style-name="T2">Niveau </text:span></text:p>
                <text:p text:style-name="P1"><text:span text:style-name="T2">Utilite </text:span></text:p>
                <text:p text:style-name="P1"><text:span text:style-name="T2"/></text:p>
                <text:p text:style-name="P1"><text:span text:style-name="T2">FID_Langue </text:span></text:p>
                <text:p text:style-name="P1"><text:span text:style-name="T2">FID_Personne </text:span></text:p>
              </draw:text-box>
            </draw:frame>
          </draw:g>
        </draw:g>
        <draw:g>
          <draw:polygon draw:style-name="gr1" draw:layer="layout" svg:width="4cm" svg:height="6.013cm" svg:x="21cm" svg:y="14.831cm" svg:viewBox="0 0 4001 6014" draw:points="0,0 4001,0 4001,6014 0,6014">
            <text:p/>
          </draw:polygon>
          <draw:g>
            <draw:polygon draw:style-name="gr2" draw:layer="layout" svg:width="4cm" svg:height="0.518cm" svg:x="21cm" svg:y="14.826cm" svg:viewBox="0 0 4001 519" draw:points="0,0 4001,0 4001,519 0,519">
              <text:p/>
            </draw:polygon>
            <draw:frame draw:style-name="gr3" draw:layer="layout" svg:width="4cm" svg:height="0.595cm" svg:x="21cm" svg:y="14.861cm">
              <draw:text-box>
                <text:p text:style-name="P1"><text:span text:style-name="T5">Habilit</text:span><text:span text:style-name="T6">ation</text:span><text:span text:style-name="T5">_Personne</text:span><text:span text:style-name="T1"> </text:span></text:p>
              </draw:text-box>
            </draw:frame>
          </draw:g>
          <draw:g>
            <draw:polygon draw:style-name="gr2" draw:layer="layout" svg:width="4cm" svg:height="5.518cm" svg:x="21cm" svg:y="15.326cm" svg:viewBox="0 0 4001 5519" draw:points="0,0 4001,0 4001,5519 0,5519">
              <text:p/>
            </draw:polygon>
            <draw:frame draw:style-name="gr4" draw:layer="layout" svg:width="4cm" svg:height="5.482cm" svg:x="21cm" svg:y="15.361cm">
              <draw:text-box>
                <text:p text:style-name="P1"><text:span text:style-name="T2">#ID </text:span></text:p>
                <text:p text:style-name="P1"><text:span text:style-name="T2">DateFin </text:span></text:p>
                <text:p text:style-name="P1"><text:span text:style-name="T2"/></text:p>
                <text:p text:style-name="P1"><text:span text:style-name="T2">FID_</text:span><text:span text:style-name="T5">Habilit</text:span><text:span text:style-name="T6">ation</text:span><text:span text:style-name="T2"> </text:span></text:p>
                <text:p text:style-name="P1"><text:span text:style-name="T2">FID_Personne </text:span></text:p>
                <text:p text:style-name="P1"><text:span text:style-name="T2">FID_Organisme 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12.2cm" svg:y="13.987cm" svg:viewBox="0 0 4001 6014" draw:points="0,0 4001,0 4001,6014 0,6014">
            <text:p/>
          </draw:polygon>
          <draw:g>
            <draw:polygon draw:style-name="gr2" draw:layer="layout" svg:width="4cm" svg:height="0.518cm" svg:x="12.2cm" svg:y="13.982cm" svg:viewBox="0 0 4001 519" draw:points="0,0 4001,0 4001,519 0,519">
              <text:p/>
            </draw:polygon>
            <draw:frame draw:style-name="gr3" draw:layer="layout" svg:width="4cm" svg:height="0.595cm" svg:x="12.2cm" svg:y="14.018cm">
              <draw:text-box>
                <text:p text:style-name="P1"><text:span text:style-name="T5">Inaptitude_Personne</text:span><text:span text:style-name="T1"> </text:span></text:p>
              </draw:text-box>
            </draw:frame>
          </draw:g>
          <draw:g>
            <draw:polygon draw:style-name="gr2" draw:layer="layout" svg:width="4cm" svg:height="5.518cm" svg:x="12.2cm" svg:y="14.482cm" svg:viewBox="0 0 4001 5519" draw:points="0,0 4001,0 4001,5519 0,5519">
              <text:p/>
            </draw:polygon>
            <draw:frame draw:style-name="gr4" draw:layer="layout" svg:width="4cm" svg:height="5.482cm" svg:x="12.2cm" svg:y="14.518cm">
              <draw:text-box>
                <text:p text:style-name="P1"><text:span text:style-name="T2">#ID </text:span></text:p>
                <text:p text:style-name="P1"><text:span text:style-name="T2">DateFin </text:span></text:p>
                <text:p text:style-name="P1"><text:span text:style-name="T2">Definitif </text:span></text:p>
                <text:p text:style-name="P1"><text:span text:style-name="T2"/></text:p>
                <text:p text:style-name="P1"><text:span text:style-name="T2">FID_Inaptitude </text:span></text:p>
                <text:p text:style-name="P1"><text:span text:style-name="T2">FID_Personne </text:span></text:p>
              </draw:text-box>
            </draw:frame>
          </draw:g>
        </draw:g>
        <draw:g>
          <draw:polygon draw:style-name="gr1" draw:layer="layout" svg:width="4cm" svg:height="8.164cm" svg:x="14.541cm" svg:y="37.036cm" svg:viewBox="0 0 4001 8165" draw:points="0,0 4001,0 4001,8165 0,8165">
            <text:p/>
          </draw:polygon>
          <draw:g>
            <draw:polygon draw:style-name="gr2" draw:layer="layout" svg:width="4cm" svg:height="0.697cm" svg:x="14.541cm" svg:y="37.031cm" svg:viewBox="0 0 4001 698" draw:points="0,0 4001,0 4001,698 0,698">
              <text:p/>
            </draw:polygon>
            <draw:frame draw:style-name="gr5" draw:layer="layout" svg:width="4cm" svg:height="0.662cm" svg:x="14.541cm" svg:y="37.066cm">
              <draw:text-box>
                <text:p text:style-name="P1"><text:span text:style-name="T1">SATISFACTION </text:span></text:p>
              </draw:text-box>
            </draw:frame>
          </draw:g>
          <draw:g>
            <draw:polygon draw:style-name="gr2" draw:layer="layout" svg:width="4cm" svg:height="7.489cm" svg:x="14.541cm" svg:y="37.711cm" svg:viewBox="0 0 4001 7490" draw:points="0,0 4001,0 4001,7490 0,7490">
              <text:p/>
            </draw:polygon>
            <draw:frame draw:style-name="gr6" draw:layer="layout" svg:width="4cm" svg:height="7.454cm" svg:x="14.541cm" svg:y="37.746cm">
              <draw:text-box>
                <text:p text:style-name="P1"><text:span text:style-name="T2">#ID </text:span></text:p>
                <text:p text:style-name="P1"><text:span text:style-name="T2"/></text:p>
                <text:p text:style-name="P1"><text:span text:style-name="T2">FID_Entretien </text:span></text:p>
                <text:p text:style-name="P1"><text:span text:style-name="T2">MonPoste </text:span></text:p>
                <text:p text:style-name="P1"><text:span text:style-name="T2">Ambiance </text:span></text:p>
                <text:p text:style-name="P1"><text:span text:style-name="T2">Materiel </text:span></text:p>
                <text:p text:style-name="P1"><text:span text:style-name="T2">Secteur </text:span></text:p>
                <text:p text:style-name="P1"><text:span text:style-name="T2">Cadre </text:span></text:p>
                <text:p text:style-name="P1"><text:span text:style-name="T2">Futur </text:span></text:p>
                <text:p text:style-name="P1"><text:span text:style-name="T2">MesIdees </text:span></text:p>
                <text:p text:style-name="P1"><text:span text:style-name="T2">ReunionService </text:span></text:p>
                <text:p text:style-name="P1"><text:span text:style-name="T2">LaDirection </text:span></text:p>
                <text:p text:style-name="P1"><text:span text:style-name="T2">EvolutionMission </text:span></text:p>
                <text:p text:style-name="P1"><text:span text:style-name="T2">MonService </text:span></text:p>
                <text:p text:style-name="P1"><text:span text:style-name="T2">MonSite </text:span></text:p>
                <text:p text:style-name="P1"><text:span text:style-name="T2">AutreSite </text:span></text:p>
                <text:p text:style-name="P1"><text:span text:style-name="T2">Commentaires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19.4cm" svg:y="36.987cm" svg:viewBox="0 0 4001 6014" draw:points="0,0 4001,0 4001,6014 0,6014">
            <text:p/>
          </draw:polygon>
          <draw:g>
            <draw:polygon draw:style-name="gr2" draw:layer="layout" svg:width="4cm" svg:height="0.518cm" svg:x="19.4cm" svg:y="36.982cm" svg:viewBox="0 0 4001 519" draw:points="0,0 4001,0 4001,519 0,519">
              <text:p/>
            </draw:polygon>
            <draw:frame draw:style-name="gr3" draw:layer="layout" svg:width="4cm" svg:height="0.595cm" svg:x="19.4cm" svg:y="37.018cm">
              <draw:text-box>
                <text:p text:style-name="P1"><text:span text:style-name="T1">EVALUATION_MOD </text:span></text:p>
              </draw:text-box>
            </draw:frame>
          </draw:g>
          <draw:g>
            <draw:polygon draw:style-name="gr2" draw:layer="layout" svg:width="4cm" svg:height="5.518cm" svg:x="19.4cm" svg:y="37.482cm" svg:viewBox="0 0 4001 5519" draw:points="0,0 4001,0 4001,5519 0,5519">
              <text:p/>
            </draw:polygon>
            <draw:frame draw:style-name="gr4" draw:layer="layout" svg:width="4cm" svg:height="5.482cm" svg:x="19.4cm" svg:y="37.518cm">
              <draw:text-box>
                <text:p text:style-name="P1"><text:span text:style-name="T2">#ID </text:span></text:p>
                <text:p text:style-name="P1"><text:span text:style-name="T2"/></text:p>
                <text:p text:style-name="P1"><text:span text:style-name="T2">FID_Entretien </text:span></text:p>
                <text:p text:style-name="P1"><text:span text:style-name="T2">Relation </text:span></text:p>
                <text:p text:style-name="P1"><text:span text:style-name="T2">Qualite </text:span></text:p>
                <text:p text:style-name="P1"><text:span text:style-name="T2">Realisation </text:span></text:p>
                <text:p text:style-name="P1"><text:span text:style-name="T2">Autonomie </text:span></text:p>
                <text:p text:style-name="P1"><text:span text:style-name="T2">Polyvalence </text:span></text:p>
                <text:p text:style-name="P1"><text:span text:style-name="T2">Assiduite </text:span></text:p>
                <text:p text:style-name="P1"><text:span text:style-name="T2">Motivation </text:span></text:p>
                <text:p text:style-name="P1"><text:span text:style-name="T2">RespectConsignes </text:span></text:p>
                <text:p text:style-name="P1"><text:span text:style-name="T2">Commentaires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24.2cm" svg:y="36.987cm" svg:viewBox="0 0 4001 6014" draw:points="0,0 4001,0 4001,6014 0,6014">
            <text:p/>
          </draw:polygon>
          <draw:g>
            <draw:polygon draw:style-name="gr2" draw:layer="layout" svg:width="4cm" svg:height="0.518cm" svg:x="24.2cm" svg:y="36.982cm" svg:viewBox="0 0 4001 519" draw:points="0,0 4001,0 4001,519 0,519">
              <text:p/>
            </draw:polygon>
            <draw:frame draw:style-name="gr7" draw:text-style-name="P1" draw:layer="layout" svg:width="4cm" svg:height="0.595cm" svg:x="24.2cm" svg:y="37.018cm">
              <draw:text-box>
                <text:p text:style-name="P1"><text:span text:style-name="T1">SENIOR </text:span></text:p>
              </draw:text-box>
            </draw:frame>
          </draw:g>
          <draw:g>
            <draw:polygon draw:style-name="gr2" draw:layer="layout" svg:width="4cm" svg:height="5.518cm" svg:x="24.2cm" svg:y="37.482cm" svg:viewBox="0 0 4001 5519" draw:points="0,0 4001,0 4001,5519 0,5519">
              <text:p/>
            </draw:polygon>
            <draw:frame draw:style-name="gr4" draw:text-style-name="P1" draw:layer="layout" svg:width="4cm" svg:height="5.482cm" svg:x="24.2cm" svg:y="37.518cm">
              <draw:text-box>
                <text:p text:style-name="P1"><text:span text:style-name="T2">#ID </text:span></text:p>
                <text:p text:style-name="P1"><text:span text:style-name="T2"/></text:p>
                <text:p text:style-name="P1"><text:span text:style-name="T2">FID_Entretien </text:span></text:p>
                <text:p text:style-name="P1"><text:span text:style-name="T2">PAS </text:span></text:p>
                <text:p text:style-name="P1"><text:span text:style-name="T2">DIF </text:span></text:p>
                <text:p text:style-name="P1"><text:span text:style-name="T2">BilanCompetences </text:span></text:p>
                <text:p text:style-name="P1"><text:span text:style-name="T2">TempsTravail </text:span></text:p>
                <text:p text:style-name="P1"><text:span text:style-name="T2">TransferCompetences </text:span></text:p>
              </draw:text-box>
            </draw:frame>
          </draw:g>
        </draw:g>
        <draw:g>
          <draw:polygon draw:style-name="gr1" draw:layer="layout" svg:width="4cm" svg:height="6.013cm" svg:x="22.353cm" svg:y="30.187cm" svg:viewBox="0 0 4001 6014" draw:points="0,0 4001,0 4001,6014 0,6014">
            <text:p/>
          </draw:polygon>
          <draw:g>
            <draw:polygon draw:style-name="gr2" draw:layer="layout" svg:width="4cm" svg:height="0.518cm" svg:x="22.353cm" svg:y="30.182cm" svg:viewBox="0 0 4001 519" draw:points="0,0 4001,0 4001,519 0,519">
              <text:p/>
            </draw:polygon>
            <draw:frame draw:style-name="gr3" draw:layer="layout" svg:width="4cm" svg:height="0.595cm" svg:x="22.353cm" svg:y="30.218cm">
              <draw:text-box>
                <text:p text:style-name="P1"><text:span text:style-name="T1">SOUHAITFORMATION </text:span></text:p>
              </draw:text-box>
            </draw:frame>
          </draw:g>
          <draw:g>
            <draw:polygon draw:style-name="gr2" draw:layer="layout" svg:width="4cm" svg:height="5.518cm" svg:x="22.353cm" svg:y="30.682cm" svg:viewBox="0 0 4001 5519" draw:points="0,0 4001,0 4001,5519 0,5519">
              <text:p/>
            </draw:polygon>
            <draw:frame draw:style-name="gr4" draw:layer="layout" svg:width="4cm" svg:height="5.482cm" svg:x="22.353cm" svg:y="30.718cm">
              <draw:text-box>
                <text:p text:style-name="P1"><text:span text:style-name="T2">#ID </text:span></text:p>
                <text:p text:style-name="P1"><text:span text:style-name="T2"/></text:p>
                <text:p text:style-name="P1"><text:span text:style-name="T2">Obectif </text:span></text:p>
                <text:p text:style-name="P1"><text:span text:style-name="T2">Interne </text:span></text:p>
                <text:p text:style-name="P1"><text:span text:style-name="T2">Externe </text:span></text:p>
                <text:p text:style-name="P1"><text:span text:style-name="T2">AvisPersonne </text:span></text:p>
                <text:p text:style-name="P1"><text:span text:style-name="T2">AvisResponsable </text:span></text:p>
                <text:p text:style-name="P1"><text:span text:style-name="T2"/></text:p>
                <text:p text:style-name="P1"><text:span text:style-name="T2">FID_Entretien </text:span></text:p>
              </draw:text-box>
            </draw:frame>
          </draw:g>
        </draw:g>
        <draw:g>
          <draw:polygon draw:style-name="gr1" draw:layer="layout" svg:width="4cm" svg:height="6.013cm" svg:x="21.8cm" svg:y="21.587cm" svg:viewBox="0 0 4001 6014" draw:points="0,0 4001,0 4001,6014 0,6014">
            <text:p/>
          </draw:polygon>
          <draw:g>
            <draw:polygon draw:style-name="gr2" draw:layer="layout" svg:width="4cm" svg:height="0.518cm" svg:x="21.8cm" svg:y="21.582cm" svg:viewBox="0 0 4001 519" draw:points="0,0 4001,0 4001,519 0,519">
              <text:p/>
            </draw:polygon>
            <draw:frame draw:style-name="gr3" draw:layer="layout" svg:width="4cm" svg:height="0.595cm" svg:x="21.8cm" svg:y="21.618cm">
              <draw:text-box>
                <text:p text:style-name="P1"><text:span text:style-name="T1">Poste_Personne </text:span></text:p>
              </draw:text-box>
            </draw:frame>
          </draw:g>
          <draw:g>
            <draw:polygon draw:style-name="gr2" draw:layer="layout" svg:width="4cm" svg:height="5.518cm" svg:x="21.8cm" svg:y="22.082cm" svg:viewBox="0 0 4001 5519" draw:points="0,0 4001,0 4001,5519 0,5519">
              <text:p/>
            </draw:polygon>
            <draw:frame draw:style-name="gr4" draw:layer="layout" svg:width="4cm" svg:height="5.482cm" svg:x="21.8cm" svg:y="22.118cm">
              <draw:text-box>
                <text:p text:style-name="P1"><text:span text:style-name="T2">#ID </text:span></text:p>
                <text:p text:style-name="P1"><text:span text:style-name="T2">DateDebut </text:span></text:p>
                <text:p text:style-name="P1"><text:span text:style-name="T2">DateFin </text:span></text:p>
                <text:p text:style-name="P1"><text:span text:style-name="T2">Statut </text:span></text:p>
                <text:p text:style-name="P1"><text:span text:style-name="T2">Contrat </text:span></text:p>
                <text:p text:style-name="P1"><text:span text:style-name="T2">Coeff </text:span></text:p>
                <text:p text:style-name="P1"><text:span text:style-name="T2"/></text:p>
                <text:p text:style-name="P1"><text:span text:style-name="T2">FID_Site </text:span></text:p>
                <text:p text:style-name="P1"><text:span text:style-name="T2">FID_Responsable </text:span></text:p>
                <text:p text:style-name="P1"><text:span text:style-name="T2">FID_Poste </text:span></text:p>
                <text:p text:style-name="P1"><text:span text:style-name="T2">FID_Personne </text:span></text:p>
              </draw:text-box>
            </draw:frame>
          </draw:g>
        </draw:g>
        <draw:g>
          <draw:polygon draw:style-name="gr1" draw:layer="layout" svg:width="4cm" svg:height="6.013cm" svg:x="31cm" svg:y="21.387cm" svg:viewBox="0 0 4001 6014" draw:points="0,0 4001,0 4001,6014 0,6014">
            <text:p/>
          </draw:polygon>
          <draw:g>
            <draw:polygon draw:style-name="gr2" draw:layer="layout" svg:width="4cm" svg:height="0.518cm" svg:x="31cm" svg:y="21.382cm" svg:viewBox="0 0 4001 519" draw:points="0,0 4001,0 4001,519 0,519">
              <text:p/>
            </draw:polygon>
            <draw:frame draw:style-name="gr3" draw:layer="layout" svg:width="4cm" svg:height="0.595cm" svg:x="31cm" svg:y="21.418cm">
              <draw:text-box>
                <text:p text:style-name="P1"><text:span text:style-name="T1">SITE </text:span></text:p>
              </draw:text-box>
            </draw:frame>
          </draw:g>
          <draw:g>
            <draw:polygon draw:style-name="gr2" draw:layer="layout" svg:width="4cm" svg:height="5.518cm" svg:x="31cm" svg:y="21.882cm" svg:viewBox="0 0 4001 5519" draw:points="0,0 4001,0 4001,5519 0,5519">
              <text:p/>
            </draw:polygon>
            <draw:frame draw:style-name="gr4" draw:layer="layout" svg:width="4cm" svg:height="5.482cm" svg:x="31cm" svg:y="21.918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4">NomRue </text:span></text:p>
                <text:p text:style-name="P1"><text:span text:style-name="T4">Ville </text:span></text:p>
                <text:p text:style-name="P1"><text:span text:style-name="T4">CodePostal </text:span><text:span text:style-name="T2"><text:s/></text:span></text:p>
              </draw:text-box>
            </draw:frame>
          </draw:g>
        </draw:g>
        <draw:g>
          <draw:polygon draw:style-name="gr1" draw:layer="layout" svg:width="4cm" svg:height="6.013cm" svg:x="9.6cm" svg:y="36.987cm" svg:viewBox="0 0 4001 6014" draw:points="0,0 4001,0 4001,6014 0,6014">
            <text:p/>
          </draw:polygon>
          <draw:g>
            <draw:polygon draw:style-name="gr2" draw:layer="layout" svg:width="4cm" svg:height="0.518cm" svg:x="9.6cm" svg:y="36.982cm" svg:viewBox="0 0 4001 519" draw:points="0,0 4001,0 4001,519 0,519">
              <text:p/>
            </draw:polygon>
            <draw:frame draw:style-name="gr3" draw:layer="layout" svg:width="4cm" svg:height="0.595cm" svg:x="9.6cm" svg:y="37.018cm">
              <draw:text-box>
                <text:p text:style-name="P1"><text:span text:style-name="T1">EVALUATION_MOI </text:span></text:p>
              </draw:text-box>
            </draw:frame>
          </draw:g>
          <draw:g>
            <draw:polygon draw:style-name="gr2" draw:layer="layout" svg:width="4cm" svg:height="5.518cm" svg:x="9.6cm" svg:y="37.482cm" svg:viewBox="0 0 4001 5519" draw:points="0,0 4001,0 4001,5519 0,5519">
              <text:p/>
            </draw:polygon>
            <draw:frame draw:style-name="gr4" draw:layer="layout" svg:width="4cm" svg:height="5.482cm" svg:x="9.6cm" svg:y="37.518cm">
              <draw:text-box>
                <text:p text:style-name="P1"><text:span text:style-name="T2">#ID </text:span></text:p>
                <text:p text:style-name="P1"><text:span text:style-name="T2"/></text:p>
                <text:p text:style-name="P1"><text:span text:style-name="T2">FID_Entretien </text:span></text:p>
                <text:p text:style-name="P1"><text:span text:style-name="T2">Communication </text:span></text:p>
                <text:p text:style-name="P1"><text:span text:style-name="T2">SensRelationel </text:span></text:p>
                <text:p text:style-name="P1"><text:span text:style-name="T2">Implication </text:span></text:p>
                <text:p text:style-name="P1"><text:span text:style-name="T2">Competences </text:span></text:p>
                <text:p text:style-name="P1"><text:span text:style-name="T2">Performances </text:span></text:p>
                <text:p text:style-name="P1"><text:span text:style-name="T2">Management </text:span></text:p>
                <text:p text:style-name="P1"><text:span text:style-name="T2">Objectifs </text:span></text:p>
                <text:p text:style-name="P1"><text:span text:style-name="T2">Commentaires </text:span></text:p>
              </draw:text-box>
            </draw:frame>
          </draw:g>
        </draw:g>
        <draw:g>
          <draw:polygon draw:style-name="gr1" draw:layer="layout" svg:width="4cm" svg:height="6.013cm" svg:x="11.4cm" svg:y="30.187cm" svg:viewBox="0 0 4001 6014" draw:points="0,0 4001,0 4001,6014 0,6014">
            <text:p/>
          </draw:polygon>
          <draw:g>
            <draw:polygon draw:style-name="gr2" draw:layer="layout" svg:width="4cm" svg:height="0.518cm" svg:x="11.4cm" svg:y="30.182cm" svg:viewBox="0 0 4001 519" draw:points="0,0 4001,0 4001,519 0,519">
              <text:p/>
            </draw:polygon>
            <draw:frame draw:style-name="gr3" draw:layer="layout" svg:width="4cm" svg:height="0.595cm" svg:x="11.4cm" svg:y="30.218cm">
              <draw:text-box>
                <text:p text:style-name="P1"><text:span text:style-name="T1">OBJECTIF </text:span></text:p>
              </draw:text-box>
            </draw:frame>
          </draw:g>
          <draw:g>
            <draw:polygon draw:style-name="gr2" draw:layer="layout" svg:width="4cm" svg:height="5.518cm" svg:x="11.4cm" svg:y="30.682cm" svg:viewBox="0 0 4001 5519" draw:points="0,0 4001,0 4001,5519 0,5519">
              <text:p/>
            </draw:polygon>
            <draw:frame draw:style-name="gr4" draw:layer="layout" svg:width="4cm" svg:height="5.482cm" svg:x="11.4cm" svg:y="30.718cm">
              <draw:text-box>
                <text:p text:style-name="P1"><text:span text:style-name="T2">#ID </text:span></text:p>
                <text:p text:style-name="P1"><text:span text:style-name="T2"/></text:p>
                <text:p text:style-name="P1"><text:span text:style-name="T2">Mesure </text:span></text:p>
                <text:p text:style-name="P1"><text:span text:style-name="T2">Description </text:span></text:p>
                <text:p text:style-name="P1"><text:span text:style-name="T2">Resultat </text:span></text:p>
                <text:p text:style-name="P1"><text:span text:style-name="T2"/></text:p>
                <text:p text:style-name="P1"><text:span text:style-name="T2">FID_Entretien </text:span></text:p>
              </draw:text-box>
            </draw:frame>
          </draw:g>
        </draw:g>
        <draw:g>
          <draw:polygon draw:style-name="gr1" draw:layer="layout" svg:width="4cm" svg:height="6.013cm" svg:x="17cm" svg:y="30.187cm" svg:viewBox="0 0 4001 6014" draw:points="0,0 4001,0 4001,6014 0,6014">
            <text:p/>
          </draw:polygon>
          <draw:g>
            <draw:polygon draw:style-name="gr2" draw:layer="layout" svg:width="4cm" svg:height="0.518cm" svg:x="17cm" svg:y="30.182cm" svg:viewBox="0 0 4001 519" draw:points="0,0 4001,0 4001,519 0,519">
              <text:p/>
            </draw:polygon>
            <draw:frame draw:style-name="gr3" draw:layer="layout" svg:width="4cm" svg:height="0.595cm" svg:x="17cm" svg:y="30.218cm">
              <draw:text-box>
                <text:p text:style-name="P1"><text:span text:style-name="T1">ENTRETIEN </text:span></text:p>
              </draw:text-box>
            </draw:frame>
          </draw:g>
          <draw:g>
            <draw:polygon draw:style-name="gr2" draw:layer="layout" svg:width="4cm" svg:height="5.518cm" svg:x="17cm" svg:y="30.682cm" svg:viewBox="0 0 4001 5519" draw:points="0,0 4001,0 4001,5519 0,5519">
              <text:p/>
            </draw:polygon>
            <draw:frame draw:style-name="gr4" draw:layer="layout" svg:width="4cm" svg:height="5.482cm" svg:x="17cm" svg:y="30.718cm">
              <draw:text-box>
                <text:p text:style-name="P1"><text:span text:style-name="T2">#ID </text:span></text:p>
                <text:p text:style-name="P1"><text:span text:style-name="T2">DateDeb </text:span></text:p>
                <text:p text:style-name="P1"><text:span text:style-name="T2">DateFin </text:span></text:p>
                <text:p text:style-name="P1"><text:span text:style-name="T2">Expresssion </text:span></text:p>
                <text:p text:style-name="P1"><text:span text:style-name="T2">DefinitionFonction </text:span></text:p>
                <text:p text:style-name="P1"><text:span text:style-name="T2">ClareteFonction </text:span></text:p>
                <text:p text:style-name="P1"><text:span text:style-name="T2">ClareteObjectif </text:span></text:p>
                <text:p text:style-name="P1"><text:span text:style-name="T2">Commentaire </text:span></text:p>
              </draw:text-box>
            </draw:frame>
          </draw:g>
        </draw:g>
        <draw:g>
          <draw:polygon draw:style-name="gr1" draw:layer="layout" svg:width="4cm" svg:height="6.013cm" svg:x="26.2cm" svg:y="21.587cm" svg:viewBox="0 0 4001 6014" draw:points="0,0 4001,0 4001,6014 0,6014">
            <text:p/>
          </draw:polygon>
          <draw:g>
            <draw:polygon draw:style-name="gr2" draw:layer="layout" svg:width="4cm" svg:height="0.518cm" svg:x="26.2cm" svg:y="21.582cm" svg:viewBox="0 0 4001 519" draw:points="0,0 4001,0 4001,519 0,519">
              <text:p/>
            </draw:polygon>
            <draw:frame draw:style-name="gr3" draw:layer="layout" svg:width="4cm" svg:height="0.595cm" svg:x="26.2cm" svg:y="21.618cm">
              <draw:text-box>
                <text:p text:style-name="P1"><text:span text:style-name="T1">POSTE </text:span></text:p>
              </draw:text-box>
            </draw:frame>
          </draw:g>
          <draw:g>
            <draw:polygon draw:style-name="gr2" draw:layer="layout" svg:width="4cm" svg:height="5.518cm" svg:x="26.2cm" svg:y="22.082cm" svg:viewBox="0 0 4001 5519" draw:points="0,0 4001,0 4001,5519 0,5519">
              <text:p/>
            </draw:polygon>
            <draw:frame draw:style-name="gr4" draw:layer="layout" svg:width="4cm" svg:height="5.482cm" svg:x="26.2cm" svg:y="22.118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2">Fonctions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1.6cm" svg:y="20.587cm" svg:viewBox="0 0 4001 6014" draw:points="0,0 4001,0 4001,6014 0,6014">
            <text:p/>
          </draw:polygon>
          <draw:g>
            <draw:polygon draw:style-name="gr2" draw:layer="layout" svg:width="4cm" svg:height="0.518cm" svg:x="1.6cm" svg:y="20.582cm" svg:viewBox="0 0 4001 519" draw:points="0,0 4001,0 4001,519 0,519">
              <text:p/>
            </draw:polygon>
            <draw:frame draw:style-name="gr3" draw:layer="layout" svg:width="4cm" svg:height="0.595cm" svg:x="1.6cm" svg:y="20.618cm">
              <draw:text-box>
                <text:p text:style-name="P1"><text:span text:style-name="T1">NIVEAU </text:span></text:p>
              </draw:text-box>
            </draw:frame>
          </draw:g>
          <draw:g>
            <draw:polygon draw:style-name="gr2" draw:layer="layout" svg:width="4cm" svg:height="5.518cm" svg:x="1.6cm" svg:y="21.082cm" svg:viewBox="0 0 4001 5519" draw:points="0,0 4001,0 4001,5519 0,5519">
              <text:p/>
            </draw:polygon>
            <draw:frame draw:style-name="gr4" draw:layer="layout" svg:width="4cm" svg:height="5.482cm" svg:x="1.6cm" svg:y="21.118cm">
              <draw:text-box>
                <text:p text:style-name="P1"><text:span text:style-name="T2">#ID </text:span></text:p>
                <text:p text:style-name="P1"><text:span text:style-name="T2">Libelle </text:span></text:p>
                <text:p text:style-name="P1"><text:span text:style-name="T2"/></text:p>
              </draw:text-box>
            </draw:frame>
          </draw:g>
        </draw:g>
        <draw:g>
          <draw:polygon draw:style-name="gr1" draw:layer="layout" svg:width="4cm" svg:height="6.013cm" svg:x="30.281cm" svg:y="36.168cm" svg:viewBox="0 0 4001 6014" draw:points="0,0 4001,0 4001,6014 0,6014">
            <text:p/>
          </draw:polygon>
          <draw:g>
            <draw:polygon draw:style-name="gr2" draw:layer="layout" svg:width="4cm" svg:height="0.518cm" svg:x="30.281cm" svg:y="36.163cm" svg:viewBox="0 0 4001 519" draw:points="0,0 4001,0 4001,519 0,519">
              <text:p/>
            </draw:polygon>
            <draw:frame draw:style-name="gr7" draw:text-style-name="P2" draw:layer="layout" svg:width="4cm" svg:height="0.595cm" svg:x="30.281cm" svg:y="36.199cm">
              <draw:text-box>
                <text:p text:style-name="P1"><text:span text:style-name="T3">ALERTESENIOR </text:span></text:p>
              </draw:text-box>
            </draw:frame>
          </draw:g>
          <draw:g>
            <draw:polygon draw:style-name="gr2" draw:layer="layout" svg:width="4cm" svg:height="5.518cm" svg:x="30.281cm" svg:y="36.663cm" svg:viewBox="0 0 4001 5519" draw:points="0,0 4001,0 4001,5519 0,5519">
              <text:p/>
            </draw:polygon>
            <draw:frame draw:style-name="gr4" draw:layer="layout" svg:width="4cm" svg:height="5.482cm" svg:x="30.281cm" svg:y="36.699cm">
              <draw:text-box>
                <text:p text:style-name="P1"><text:span text:style-name="T4">#ID </text:span></text:p>
                <text:p text:style-name="P1"><text:span text:style-name="T4"/></text:p>
                <text:p text:style-name="P1"><text:span text:style-name="T2">DateAlerte </text:span></text:p>
              </draw:text-box>
            </draw:frame>
          </draw:g>
        </draw:g>
        <draw:g>
          <draw:polygon draw:style-name="gr1" draw:layer="layout" svg:width="4cm" svg:height="6.013cm" svg:x="30.281cm" svg:y="29.268cm" svg:viewBox="0 0 4001 6014" draw:points="0,0 4001,0 4001,6014 0,6014">
            <text:p/>
          </draw:polygon>
          <draw:g>
            <draw:polygon draw:style-name="gr2" draw:layer="layout" svg:width="4cm" svg:height="0.518cm" svg:x="30.281cm" svg:y="29.263cm" svg:viewBox="0 0 4001 519" draw:points="0,0 4001,0 4001,519 0,519">
              <text:p/>
            </draw:polygon>
            <draw:frame draw:style-name="gr7" draw:text-style-name="P2" draw:layer="layout" svg:width="4.219cm" svg:height="0.595cm" svg:x="30.281cm" svg:y="29.299cm">
              <draw:text-box>
                <text:p text:style-name="P1"><text:span text:style-name="T3">ALERTECONTRAT</text:span></text:p>
              </draw:text-box>
            </draw:frame>
          </draw:g>
          <draw:g>
            <draw:polygon draw:style-name="gr2" draw:layer="layout" svg:width="4cm" svg:height="5.518cm" svg:x="30.281cm" svg:y="29.763cm" svg:viewBox="0 0 4001 5519" draw:points="0,0 4001,0 4001,5519 0,5519">
              <text:p/>
            </draw:polygon>
            <draw:frame draw:style-name="gr4" draw:text-style-name="P3" draw:layer="layout" svg:width="4cm" svg:height="5.482cm" svg:x="30.281cm" svg:y="29.799cm">
              <draw:text-box>
                <text:p text:style-name="P1"><text:span text:style-name="T4">#ID </text:span></text:p>
                <text:p text:style-name="P1"><text:span text:style-name="T4">Type</text:span></text:p>
                <text:p text:style-name="P1"><text:span text:style-name="T4">FID_Contrat</text:span></text:p>
                <text:p text:style-name="P1"><text:span text:style-name="T4">DateAlerte </text:span></text:p>
              </draw:text-box>
            </draw:frame>
          </draw:g>
        </draw:g>
        <draw:g>
          <draw:polygon draw:style-name="gr1" draw:layer="layout" svg:width="4cm" svg:height="6.013cm" svg:x="35.681cm" svg:y="36.086cm" svg:viewBox="0 0 4001 6014" draw:points="0,0 4001,0 4001,6014 0,6014">
            <text:p/>
          </draw:polygon>
          <draw:g>
            <draw:polygon draw:style-name="gr2" draw:layer="layout" svg:width="4cm" svg:height="0.518cm" svg:x="35.681cm" svg:y="36.081cm" svg:viewBox="0 0 4001 519" draw:points="0,0 4001,0 4001,519 0,519">
              <text:p/>
            </draw:polygon>
            <draw:frame draw:style-name="gr7" draw:text-style-name="P2" draw:layer="layout" svg:width="4.219cm" svg:height="0.595cm" svg:x="35.681cm" svg:y="36.117cm">
              <draw:text-box>
                <text:p text:style-name="P1"><text:span text:style-name="T3">FIN CONTRAT</text:span></text:p>
              </draw:text-box>
            </draw:frame>
          </draw:g>
          <draw:g>
            <draw:polygon draw:style-name="gr2" draw:layer="layout" svg:width="4cm" svg:height="5.518cm" svg:x="35.681cm" svg:y="36.581cm" svg:viewBox="0 0 4001 5519" draw:points="0,0 4001,0 4001,5519 0,5519">
              <text:p/>
            </draw:polygon>
            <draw:frame draw:style-name="gr4" draw:text-style-name="P3" draw:layer="layout" svg:width="4cm" svg:height="5.482cm" svg:x="35.681cm" svg:y="36.617cm">
              <draw:text-box>
                <text:p text:style-name="P1"><text:span text:style-name="T4">#ID </text:span></text:p>
                <text:p text:style-name="P1"><text:span text:style-name="T4"/></text:p>
                <text:p text:style-name="P1"><text:span text:style-name="T4">Libelle</text:span></text:p>
                <text:p text:style-name="P1"><text:span text:style-name="T4">DateFin</text:span></text:p>
              </draw:text-box>
            </draw:frame>
          </draw:g>
        </draw:g>
        <draw:g>
          <draw:polygon draw:style-name="gr1" draw:layer="layout" svg:width="4.664cm" svg:height="6.013cm" svg:x="35cm" svg:y="43.186cm" svg:viewBox="0 0 4665 6014" draw:points="0,0 4665,0 4665,6014 0,6014">
            <text:p/>
          </draw:polygon>
          <draw:g>
            <draw:polygon draw:style-name="gr2" draw:layer="layout" svg:width="4.664cm" svg:height="0.518cm" svg:x="35cm" svg:y="43.181cm" svg:viewBox="0 0 4665 519" draw:points="0,0 4665,0 4665,519 0,519">
              <text:p/>
            </draw:polygon>
            <draw:frame draw:style-name="gr7" draw:text-style-name="P2" draw:layer="layout" svg:width="4.919cm" svg:height="0.595cm" svg:x="35cm" svg:y="43.217cm">
              <draw:text-box>
                <text:p text:style-name="P1"><text:span text:style-name="T3">ALERTEHABILITATION</text:span></text:p>
              </draw:text-box>
            </draw:frame>
          </draw:g>
          <draw:g>
            <draw:polygon draw:style-name="gr2" draw:layer="layout" svg:width="4.664cm" svg:height="5.518cm" svg:x="35cm" svg:y="43.681cm" svg:viewBox="0 0 4665 5519" draw:points="0,0 4665,0 4665,5519 0,5519">
              <text:p/>
            </draw:polygon>
            <draw:frame draw:style-name="gr4" draw:text-style-name="P3" draw:layer="layout" svg:width="4.664cm" svg:height="5.482cm" svg:x="35cm" svg:y="43.717cm">
              <draw:text-box>
                <text:p text:style-name="P1"><text:span text:style-name="T4">#ID </text:span></text:p>
                <text:p text:style-name="P1"><text:span text:style-name="T4"/></text:p>
                <text:p text:style-name="P1"><text:span text:style-name="T4">FID_Habilitation_Personne</text:span></text:p>
                <text:p text:style-name="P1"><text:span text:style-name="T4">DateAlerte </text:span></text:p>
              </draw:text-box>
            </draw:frame>
          </draw:g>
        </draw:g>
        <draw:g>
          <draw:polygon draw:style-name="gr1" draw:layer="layout" svg:width="4cm" svg:height="6.013cm" svg:x="35.681cm" svg:y="29.068cm" svg:viewBox="0 0 4001 6014" draw:points="0,0 4001,0 4001,6014 0,6014">
            <text:p/>
          </draw:polygon>
          <draw:g>
            <draw:polygon draw:style-name="gr2" draw:layer="layout" svg:width="4cm" svg:height="0.518cm" svg:x="35.681cm" svg:y="29.063cm" svg:viewBox="0 0 4001 519" draw:points="0,0 4001,0 4001,519 0,519">
              <text:p/>
            </draw:polygon>
            <draw:frame draw:style-name="gr7" draw:text-style-name="P2" draw:layer="layout" svg:width="4.219cm" svg:height="0.595cm" svg:x="35.681cm" svg:y="29.099cm">
              <draw:text-box>
                <text:p text:style-name="P1"><text:span text:style-name="T3">PERIODE</text:span></text:p>
              </draw:text-box>
            </draw:frame>
          </draw:g>
          <draw:g>
            <draw:polygon draw:style-name="gr2" draw:layer="layout" svg:width="4cm" svg:height="5.518cm" svg:x="35.681cm" svg:y="29.563cm" svg:viewBox="0 0 4001 5519" draw:points="0,0 4001,0 4001,5519 0,5519">
              <text:p/>
            </draw:polygon>
            <draw:frame draw:style-name="gr4" draw:text-style-name="P3" draw:layer="layout" svg:width="4cm" svg:height="5.482cm" svg:x="35.681cm" svg:y="29.599cm">
              <draw:text-box>
                <text:p text:style-name="P1"><text:span text:style-name="T4">#ID </text:span></text:p>
                <text:p text:style-name="P1"><text:span text:style-name="T4"/></text:p>
                <text:p text:style-name="P1"><text:span text:style-name="T4">FID_Contrat</text:span></text:p>
                <text:p text:style-name="P1"><text:span text:style-name="T4">DateFinPeriode </text:span></text:p>
              </draw:text-box>
            </draw:frame>
          </draw:g>
        </draw:g>
        <draw:g>
          <draw:polygon draw:style-name="gr1" draw:layer="layout" svg:width="4cm" svg:height="6.013cm" svg:x="30.1cm" svg:y="43.205cm" svg:viewBox="0 0 4001 6014" draw:points="0,0 4001,0 4001,6014 0,6014">
            <text:p/>
          </draw:polygon>
          <draw:g>
            <draw:polygon draw:style-name="gr2" draw:layer="layout" svg:width="4cm" svg:height="0.518cm" svg:x="30.1cm" svg:y="43.2cm" svg:viewBox="0 0 4001 519" draw:points="0,0 4001,0 4001,519 0,519">
              <text:p/>
            </draw:polygon>
            <draw:frame draw:style-name="gr7" draw:text-style-name="P2" draw:layer="layout" svg:width="4.219cm" svg:height="0.595cm" svg:x="30.1cm" svg:y="43.236cm">
              <draw:text-box>
                <text:p text:style-name="P1"><text:span text:style-name="T3">CONTRAT</text:span></text:p>
              </draw:text-box>
            </draw:frame>
          </draw:g>
          <draw:g>
            <draw:polygon draw:style-name="gr2" draw:layer="layout" svg:width="4cm" svg:height="5.518cm" svg:x="30.1cm" svg:y="43.7cm" svg:viewBox="0 0 4001 5519" draw:points="0,0 4001,0 4001,5519 0,5519">
              <text:p/>
            </draw:polygon>
            <draw:frame draw:style-name="gr4" draw:text-style-name="P3" draw:layer="layout" svg:width="4cm" svg:height="5.482cm" svg:x="30.1cm" svg:y="43.736cm">
              <draw:text-box>
                <text:p text:style-name="P1"><text:span text:style-name="T4">#ID </text:span></text:p>
                <text:p text:style-name="P1"><text:span text:style-name="T4">Libelle</text:span></text:p>
                <text:p text:style-name="P1"><text:span text:style-name="T4">IsEssai</text:span></text:p>
                <text:p text:style-name="P1"><text:span text:style-name="T4">IsFinCtr</text:span></text:p>
                <text:p text:style-name="P1"><text:span text:style-name="T4"/></text:p>
                <text:p text:style-name="P1"><text:span text:style-name="T4"/></text:p>
                <text:p text:style-name="P1"><text:span text:style-name="T4">FID_PostePersonne</text:span></text:p>
                <text:p text:style-name="P1"><text:span text:style-name="T4"><text:s/></text:span></text:p>
              </draw:text-box>
            </draw:frame>
          </draw:g>
        </draw:g>
        <draw:g>
          <draw:polygon draw:style-name="gr1" draw:layer="layout" svg:width="4cm" svg:height="6.013cm" svg:x="35.581cm" svg:y="21.605cm" svg:viewBox="0 0 4001 6014" draw:points="0,0 4001,0 4001,6014 0,6014">
            <text:p/>
          </draw:polygon>
          <draw:g>
            <draw:polygon draw:style-name="gr2" draw:layer="layout" svg:width="4cm" svg:height="0.518cm" svg:x="35.581cm" svg:y="21.6cm" svg:viewBox="0 0 4001 519" draw:points="0,0 4001,0 4001,519 0,519">
              <text:p/>
            </draw:polygon>
            <draw:frame draw:style-name="gr7" draw:text-style-name="P2" draw:layer="layout" svg:width="4.219cm" svg:height="0.985cm" svg:x="35.581cm" svg:y="21.636cm">
              <draw:text-box>
                <text:p text:style-name="P1"><text:span text:style-name="T3">Hobby Personnel</text:span></text:p>
                <text:p text:style-name="P1"><text:span text:style-name="T3"/></text:p>
              </draw:text-box>
            </draw:frame>
          </draw:g>
          <draw:g>
            <draw:polygon draw:style-name="gr2" draw:layer="layout" svg:width="4cm" svg:height="5.518cm" svg:x="35.581cm" svg:y="22.1cm" svg:viewBox="0 0 4001 5519" draw:points="0,0 4001,0 4001,5519 0,5519">
              <text:p/>
            </draw:polygon>
            <draw:frame draw:style-name="gr4" draw:text-style-name="P3" draw:layer="layout" svg:width="4cm" svg:height="5.482cm" svg:x="35.581cm" svg:y="22.136cm">
              <draw:text-box>
                <text:p text:style-name="P1"><text:span text:style-name="T4">#ID </text:span></text:p>
                <text:p text:style-name="P1"><text:span text:style-name="T4">Nom</text:span></text:p>
                <text:p text:style-name="P1"><text:span text:style-name="T4">FID_Personne 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9T17:25:50.407000000</dc:date>
    <meta:generator>LibreOffice/4.1.5.3$Windows_x86 LibreOffice_project/1c1366bba2ba2b554cd2ca4d87c06da81c05d24</meta:generator>
    <meta:editing-duration>P0D</meta:editing-duration>
    <meta:editing-cycles>1</meta:editing-cycles>
    <meta:document-statistic meta:object-count="264"/>
  </office:meta>
</office:document-meta>
</file>